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pp Box Media</text:p>
          </draw:text-box>
        </draw:frame>
        <draw:frame presentation:style-name="pr2" draw:layer="layout" svg:width="24.639cm" svg:height="12.178cm" svg:x="1.4cm" svg:y="4.914cm" presentation:class="subtitle">
          <draw:text-box>
            <text:p>Investment and Presentation Web Appl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6.945cm" svg:x="1.4cm" svg:y="-0.882cm" presentation:class="title" presentation:user-transformed="true">
          <draw:text-box>
            <text:p><text:line-break/>Overview<text:line-break/><text:a xlink:href="http://www.appboxmedia.com/">http://www.appboxmedia.com</text:a><text:line-break/></text:p>
          </draw:text-box>
        </draw:frame>
        <draw:custom-shape draw:style-name="gr2" draw:text-style-name="P1" draw:layer="layout" svg:width="4.318cm" svg:height="2.54cm" svg:x="1.54cm" svg:y="10.652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2.54cm" svg:x="9.635cm" svg:y="10.629cm">
          <text:p text:style-name="P1">VIS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74cm" svg:height="2.45cm" svg:x="9.634cm" svg:y="13.228cm">
          <text:p text:style-name="P1">OPPORTUNIT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2.54cm" svg:x="9.634cm" svg:y="15.728cm">
          <text:p text:style-name="P1">TE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9cm" svg:height="2.54cm" svg:x="9.633cm" svg:y="18.327cm">
          <text:p text:style-name="P1">CONTACT U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2.54cm" svg:x="19.526cm" svg:y="5.28cm">
          <text:p text:style-name="P1">PRIVACY POLIC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6cm" svg:height="2.54cm" svg:x="19.472cm" svg:y="7.928cm">
          <text:p text:style-name="P1">TERMS &amp; CONDITIO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43cm" svg:height="2.54cm" svg:x="19.474cm" svg:y="10.56cm">
          <text:p text:style-name="P1">RISK WARN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28cm" svg:height="2.54cm" svg:x="9.634cm" svg:y="8.028cm">
          <text:p text:style-name="P1">EIS CALCUL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72cm" svg:height="2.54cm" svg:x="9.608cm" svg:y="5.434cm">
          <text:p text:style-name="P1">PRESENTATION</text:p>
          <draw:enhanced-geometry svg:viewBox="0 0 21600 21600" draw:type="rectangle" draw:enhanced-path="M 0 0 L 21600 0 21600 21600 0 21600 0 0 Z N"/>
        </draw:custom-shape>
        <draw:frame draw:style-name="gr3" draw:layer="layout" svg:width="5.853cm" svg:height="0.962cm" draw:transform="rotate (1.5707963267949) translate (6.866cm 11.531cm)">
          <draw:text-box>
            <text:p>Primary Navigation</text:p>
          </draw:text-box>
        </draw:frame>
        <draw:frame draw:style-name="gr3" draw:layer="layout" svg:width="6.695cm" svg:height="0.962cm" draw:transform="rotate (1.5707963267949) translate (16.634cm 12.02cm)">
          <draw:text-box>
            <text:p>Secondary Navigation</text:p>
          </draw:text-box>
        </draw:frame>
        <draw:line draw:style-name="gr4" draw:text-style-name="P1" draw:layer="layout" svg:x1="5.858cm" svg:y1="11.959cm" svg:x2="9.769cm" svg:y2="11.959cm">
          <text:p/>
        </draw:line>
        <draw:line draw:style-name="gr5" draw:text-style-name="P1" draw:layer="layout" svg:x1="7.885cm" svg:y1="19.651cm" svg:x2="7.885cm" svg:y2="4.843cm">
          <text:p/>
        </draw:line>
        <draw:line draw:style-name="gr5" draw:text-style-name="P1" draw:layer="layout" svg:x1="17.677cm" svg:y1="11.853cm" svg:x2="17.684cm" svg:y2="4.842cm">
          <text:p/>
        </draw:line>
        <draw:line draw:style-name="gr5" draw:text-style-name="P1" draw:layer="layout" svg:x1="17.677cm" svg:y1="4.842cm" svg:x2="7.885cm" svg:y2="4.843cm">
          <text:p/>
        </draw:line>
        <draw:line draw:style-name="gr4" draw:text-style-name="P1" draw:layer="layout" svg:x1="7.885cm" svg:y1="9.209cm" svg:x2="9.769cm" svg:y2="9.209cm">
          <text:p/>
        </draw:line>
        <draw:line draw:style-name="gr4" draw:text-style-name="P1" draw:layer="layout" svg:x1="7.884cm" svg:y1="6.559cm" svg:x2="9.768cm" svg:y2="6.559cm">
          <text:p/>
        </draw:line>
        <draw:line draw:style-name="gr4" draw:text-style-name="P1" draw:layer="layout" svg:x1="7.883cm" svg:y1="14.409cm" svg:x2="9.767cm" svg:y2="14.409cm">
          <text:p/>
        </draw:line>
        <draw:line draw:style-name="gr4" draw:text-style-name="P1" draw:layer="layout" svg:x1="7.882cm" svg:y1="16.959cm" svg:x2="9.766cm" svg:y2="16.959cm">
          <text:p/>
        </draw:line>
        <draw:line draw:style-name="gr4" draw:text-style-name="P1" draw:layer="layout" svg:x1="7.881cm" svg:y1="19.609cm" svg:x2="9.765cm" svg:y2="19.609cm">
          <text:p/>
        </draw:line>
        <draw:line draw:style-name="gr4" draw:text-style-name="P1" draw:layer="layout" svg:x1="17.642cm" svg:y1="6.515cm" svg:x2="19.526cm" svg:y2="6.515cm">
          <text:p/>
        </draw:line>
        <draw:line draw:style-name="gr4" draw:text-style-name="P1" draw:layer="layout" svg:x1="17.641cm" svg:y1="9.165cm" svg:x2="19.525cm" svg:y2="9.165cm">
          <text:p/>
        </draw:line>
        <draw:line draw:style-name="gr4" draw:text-style-name="P1" draw:layer="layout" svg:x1="17.64cm" svg:y1="11.915cm" svg:x2="19.524cm" svg:y2="11.915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sten </meta:initial-creator>
    <meta:creation-date>2013-08-27T11:25:58</meta:creation-date>
    <dc:date>2013-08-27T12:48:42</dc:date>
    <dc:creator>justen </dc:creator>
    <meta:editing-duration>PT51M52S</meta:editing-duration>
    <meta:editing-cycles>1</meta:editing-cycles>
    <meta:document-statistic meta:object-count="52"/>
    <meta:generator>LibreOffice/3.5$Linux_x86 LibreOffice_project/350m1$Build-2</meta:generator>
  </office:meta>
</office:document-meta>
</file>